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Fonts/Font_OpenSymbol_1.ttf" manifest:media-type="application/x-font-ttf"/>
  <manifest:file-entry manifest:full-path="Fonts/Font_Linux_Libertine_G_4.ttf" manifest:media-type="application/x-font-ttf"/>
  <manifest:file-entry manifest:full-path="Fonts/Font_Linux_Libertine_G_3.ttf" manifest:media-type="application/x-font-ttf"/>
  <manifest:file-entry manifest:full-path="Fonts/Font_Linux_Libertine_G_2.ttf" manifest:media-type="application/x-font-ttf"/>
  <manifest:file-entry manifest:full-path="Fonts/Font_Linux_Libertine_G_1.ttf" manifest:media-type="application/x-font-ttf"/>
  <manifest:file-entry manifest:full-path="Fonts/Font_Liberation_Sans_4.ttf" manifest:media-type="application/x-font-ttf"/>
  <manifest:file-entry manifest:full-path="Fonts/Font_Liberation_Sans_3.ttf" manifest:media-type="application/x-font-ttf"/>
  <manifest:file-entry manifest:full-path="Fonts/Font_Liberation_Sans_2.ttf" manifest:media-type="application/x-font-ttf"/>
  <manifest:file-entry manifest:full-path="Fonts/Font_Liberation_Sans_1.ttf" manifest:media-type="application/x-font-tt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nux Libertine G" svg:font-family="'Linux Libertine G'" style:font-family-generic="system" style:font-pitch="variable">
      <svg:font-face-src>
        <svg:font-face-uri xlink:href="Fonts/Font_Linux_Libertine_G_1.ttf" xlink:type="simple" loext:font-style="normal" loext:font-weight="normal">
          <svg:font-face-format svg:string="truetype"/>
        </svg:font-face-uri>
        <svg:font-face-uri xlink:href="Fonts/Font_Linux_Libertine_G_2.ttf" xlink:type="simple" loext:font-style="normal" loext:font-weight="bold">
          <svg:font-face-format svg:string="truetype"/>
        </svg:font-face-uri>
        <svg:font-face-uri xlink:href="Fonts/Font_Linux_Libertine_G_3.ttf" xlink:type="simple" loext:font-style="italic" loext:font-weight="normal">
          <svg:font-face-format svg:string="truetype"/>
        </svg:font-face-uri>
        <svg:font-face-uri xlink:href="Fonts/Font_Linux_Libertine_G_4.ttf" xlink:type="simple" loext:font-style="italic" loext:font-weight="bold">
          <svg:font-face-format svg:string="truetype"/>
        </svg:font-face-uri>
      </svg:font-face-src>
    </style:font-face>
    <style:font-face style:name="OpenSymbol" svg:font-family="OpenSymbol" style:font-charset="x-symbol">
      <svg:font-face-src>
        <svg:font-face-uri xlink:href="Fonts/Font_OpenSymbol_1.ttf" xlink:type="simple" loext:font-style="normal" loext:font-weight="normal">
          <svg:font-face-format svg:string="truetype"/>
        </svg:font-face-uri>
      </svg:font-face-src>
    </style:font-face>
    <style:font-face style:name="Proxima Nova" svg:font-family="'Proxima Nova'" style:font-family-generic="roman" style:font-pitch="variable"/>
    <style:font-face style:name="Proxima Nova1" svg:font-family="'Proxima Nova'" style:font-family-generic="system" style:font-pitch="variable"/>
  </office:font-face-decls>
  <office:automatic-styles>
    <style:style style:name="Table1" style:family="table">
      <style:table-properties style:width="17.992cm" fo:margin-left="0cm" fo:margin-top="0cm" fo:margin-bottom="0cm" fo:break-before="auto" fo:break-after="auto" table:align="left" style:writing-mode="lr-tb"/>
    </style:style>
    <style:style style:name="Table1.A" style:family="table-column">
      <style:table-column-properties style:column-width="12.989cm"/>
    </style:style>
    <style:style style:name="Table1.B" style:family="table-column">
      <style:table-column-properties style:column-width="5.00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cm" fo:border="1pt solid #ffffff"/>
    </style:style>
    <style:style style:name="Table1.B1" style:family="table-cell">
      <style:table-cell-properties style:vertical-align="bottom" fo:padding="0cm" fo:border="1pt solid #ffffff"/>
    </style:style>
    <style:style style:name="Table1.2" style:family="table-row">
      <style:table-row-properties style:min-row-height="0.723cm" fo:keep-together="auto"/>
    </style:style>
    <style:style style:name="P1" style:family="paragraph" style:parent-style-name="Title" style:master-page-name="Standard">
      <style:paragraph-properties fo:margin-left="0cm" fo:margin-right="0cm" fo:line-height="100%" fo:text-indent="0cm" style:auto-text-indent="false" style:page-number="1" fo:break-before="auto" fo:break-after="auto" fo:padding="0cm" fo:border="none"/>
      <style:text-properties fo:color="#3d85c6" loext:opacity="100%"/>
    </style:style>
    <style:style style:name="P2" style:family="paragraph" style:parent-style-name="Subtitle">
      <style:paragraph-properties fo:line-height="150%" fo:padding="0cm" fo:border="none"/>
      <style:text-properties fo:font-size="14pt" style:font-size-asian="14pt" style:font-size-complex="14pt"/>
    </style:style>
    <style:style style:name="P3" style:family="paragraph" style:parent-style-name="Standard">
      <style:paragraph-properties fo:line-height="150%" fo:padding="0cm" fo:border="none"/>
      <style:text-properties fo:font-size="9pt" style:font-size-asian="9pt" style:font-size-complex="9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50%" fo:text-align="end" style:justify-single-word="false" fo:keep-together="auto" fo:orphans="0" fo:widows="0" fo:text-indent="0cm" style:auto-text-indent="false" fo:padding="0cm" fo:border="none" fo:keep-with-next="auto"/>
      <style:text-properties fo:color="#666666" loext:opacity="100%" style:font-name="Proxima Nova" fo:font-size="10pt" officeooo:paragraph-rsid="000824a9" style:font-name-asian="Proxima Nova1" style:font-size-asian="10pt" style:font-name-complex="Proxima Nova1" style:font-size-complex="10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50%" fo:text-align="end" style:justify-single-word="false" fo:keep-together="auto" fo:orphans="0" fo:widows="0" fo:text-indent="0cm" style:auto-text-indent="false" fo:padding="0cm" fo:border="none" fo:keep-with-next="auto"/>
      <style:text-properties officeooo:paragraph-rsid="000824a9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50%" fo:text-align="end" style:justify-single-word="false" fo:keep-together="auto" fo:orphans="0" fo:widows="0" fo:text-indent="0cm" style:auto-text-indent="false" fo:padding="0cm" fo:border="none" fo:keep-with-next="auto"/>
      <style:text-properties fo:color="#666666" loext:opacity="100%" style:font-name="Proxima Nova" style:font-name-asian="Proxima Nova1" style:font-name-complex="Proxima Nova1"/>
    </style:style>
    <style:style style:name="P7" style:family="paragraph" style:parent-style-name="Heading_20_1">
      <style:paragraph-properties fo:margin-left="0cm" fo:margin-right="0cm" fo:line-height="150%" fo:text-align="justify" style:justify-single-word="false" fo:text-indent="0cm" style:auto-text-indent="false" fo:break-before="auto" fo:break-after="auto"/>
      <style:text-properties fo:font-size="9pt" style:font-size-asian="9pt" style:font-size-complex="9pt"/>
    </style:style>
    <style:style style:name="P8" style:family="paragraph" style:parent-style-name="Standard" style:list-style-name="WWNum2">
      <style:paragraph-properties fo:margin-left="1.27cm" fo:margin-right="0cm" fo:text-indent="-0.635cm" style:auto-text-indent="false"/>
      <style:text-properties fo:font-size="8pt" style:font-size-asian="8pt" style:font-size-complex="8pt"/>
    </style:style>
    <style:style style:name="P9" style:family="paragraph" style:parent-style-name="Standard" style:list-style-name="WWNum2">
      <style:paragraph-properties fo:margin-left="1.27cm" fo:margin-right="0cm" fo:text-indent="-0.635cm" style:auto-text-indent="false"/>
    </style:style>
    <style:style style:name="P10" style:family="paragraph" style:parent-style-name="Standard" style:list-style-name="WWNum2">
      <style:paragraph-properties fo:margin-left="1.27cm" fo:margin-right="0cm" fo:line-height="115%" fo:text-indent="-0.635cm" style:auto-text-indent="false" fo:break-before="auto" fo:break-after="auto"/>
      <style:text-properties fo:font-size="8pt" style:font-size-asian="8pt" style:font-size-complex="8pt"/>
    </style:style>
    <style:style style:name="P11" style:family="paragraph" style:parent-style-name="Standard">
      <style:paragraph-properties fo:line-height="150%" fo:break-before="auto" fo:break-after="auto"/>
      <style:text-properties style:font-name="Proxima Nova" fo:font-size="8pt" style:font-name-asian="Proxima Nova1" style:font-size-asian="8pt" style:font-name-complex="Proxima Nova1" style:font-size-complex="8pt"/>
    </style:style>
    <style:style style:name="P12" style:family="paragraph" style:parent-style-name="Heading_20_1">
      <style:paragraph-properties fo:line-height="150%" fo:break-before="auto" fo:break-after="auto" fo:padding="0cm" fo:border="none"/>
      <style:text-properties fo:font-size="9pt" officeooo:paragraph-rsid="0009f8a7" style:font-size-asian="9pt" style:font-size-complex="9pt"/>
    </style:style>
    <style:style style:name="P13" style:family="paragraph" style:parent-style-name="Heading_20_2">
      <style:paragraph-properties fo:margin-left="0cm" fo:margin-right="0cm" fo:text-indent="0cm" style:auto-text-indent="false"/>
      <style:text-properties fo:font-size="8pt" style:font-size-asian="8pt" style:font-size-complex="8pt"/>
    </style:style>
    <style:style style:name="P14" style:family="paragraph" style:parent-style-name="Standard" style:list-style-name="WWNum5">
      <style:paragraph-properties fo:margin-left="1.27cm" fo:margin-right="0cm" fo:text-indent="-0.635cm" style:auto-text-indent="false"/>
      <style:text-properties style:font-name="Proxima Nova" fo:font-size="8pt" style:font-name-asian="Proxima Nova1" style:font-size-asian="8pt" style:font-name-complex="Proxima Nova1" style:font-size-complex="8pt"/>
    </style:style>
    <style:style style:name="P15" style:family="paragraph" style:parent-style-name="Standard">
      <style:text-properties style:font-name="Proxima Nova" fo:font-size="8pt" style:font-name-asian="Proxima Nova1" style:font-size-asian="8pt" style:font-name-complex="Proxima Nova1" style:font-size-complex="8pt"/>
    </style:style>
    <style:style style:name="P16" style:family="paragraph" style:parent-style-name="Heading_20_2">
      <style:paragraph-properties fo:margin-left="0.318cm" fo:margin-right="0cm" fo:line-height="115%" fo:text-indent="0cm" style:auto-text-indent="false"/>
      <style:text-properties fo:font-size="8pt" style:font-size-asian="8pt" style:font-size-complex="8pt"/>
    </style:style>
    <style:style style:name="P17" style:family="paragraph" style:parent-style-name="Standard" style:list-style-name="WWNum1">
      <style:paragraph-properties fo:margin-left="1.27cm" fo:margin-right="0cm" fo:text-indent="-0.635cm" style:auto-text-indent="false"/>
      <style:text-properties style:font-name="Proxima Nova" fo:font-size="8pt" fo:font-weight="bold" officeooo:rsid="0006482d" officeooo:paragraph-rsid="0006482d" style:font-name-asian="Proxima Nova1" style:font-size-asian="8pt" style:font-weight-asian="bold" style:font-name-complex="Proxima Nova1" style:font-size-complex="8pt" style:font-weight-complex="bold"/>
    </style:style>
    <style:style style:name="P18" style:family="paragraph" style:parent-style-name="Standard" style:list-style-name="WWNum1">
      <style:paragraph-properties fo:margin-left="1.27cm" fo:margin-right="0cm" fo:text-indent="-0.635cm" style:auto-text-indent="false"/>
      <style:text-properties style:font-name="Proxima Nova" fo:font-size="8pt" fo:font-weight="normal" officeooo:rsid="0006482d" officeooo:paragraph-rsid="0006482d" style:font-name-asian="Proxima Nova1" style:font-size-asian="8pt" style:font-weight-asian="normal" style:font-name-complex="Proxima Nova1" style:font-size-complex="8pt" style:font-weight-complex="normal"/>
    </style:style>
    <style:style style:name="P19" style:family="paragraph" style:parent-style-name="Standard" style:list-style-name="WWNum1">
      <style:paragraph-properties fo:margin-left="1.27cm" fo:margin-right="0cm" fo:text-indent="-0.635cm" style:auto-text-indent="false"/>
      <style:text-properties style:font-name="Proxima Nova" fo:font-size="8pt" fo:font-weight="bold" officeooo:rsid="00074b69" officeooo:paragraph-rsid="00074b69" style:font-name-asian="Proxima Nova1" style:font-size-asian="8pt" style:font-weight-asian="bold" style:font-name-complex="Proxima Nova1" style:font-size-complex="8pt" style:font-weight-complex="bold"/>
    </style:style>
    <style:style style:name="P20" style:family="paragraph" style:parent-style-name="Standard" style:list-style-name="WWNum1">
      <style:paragraph-properties fo:margin-left="1.27cm" fo:margin-right="0cm" fo:text-indent="-0.635cm" style:auto-text-indent="false"/>
      <style:text-properties style:font-name="Proxima Nova" fo:font-size="8pt" fo:font-weight="normal" officeooo:rsid="00074b69" officeooo:paragraph-rsid="00074b69" style:font-name-asian="Proxima Nova1" style:font-size-asian="8pt" style:font-weight-asian="normal" style:font-name-complex="Proxima Nova1" style:font-size-complex="8pt" style:font-weight-complex="normal"/>
    </style:style>
    <style:style style:name="P21" style:family="paragraph" style:parent-style-name="Standard" style:list-style-name="WWNum1">
      <style:paragraph-properties fo:margin-left="1.27cm" fo:margin-right="0cm" fo:text-indent="-0.635cm" style:auto-text-indent="false"/>
      <style:text-properties fo:font-size="8pt" fo:font-weight="normal" officeooo:paragraph-rsid="00074b69" style:font-size-asian="8pt" style:font-weight-asian="normal" style:font-size-complex="8pt" style:font-weight-complex="normal"/>
    </style:style>
    <style:style style:name="P22" style:family="paragraph" style:parent-style-name="Standard">
      <style:text-properties fo:font-size="8pt" style:font-size-asian="8pt" style:font-size-complex="8pt"/>
    </style:style>
    <style:style style:name="P23" style:family="paragraph" style:parent-style-name="Heading_20_2">
      <style:paragraph-properties fo:margin-left="0cm" fo:margin-right="0cm" fo:line-height="115%" fo:text-indent="0cm" style:auto-text-indent="false" fo:break-before="auto" fo:break-after="auto" fo:padding="0cm" fo:border="none"/>
      <style:text-properties fo:font-size="8pt" style:font-size-asian="8pt" style:font-size-complex="8pt"/>
    </style:style>
    <style:style style:name="P24" style:family="paragraph" style:parent-style-name="Standard" style:list-style-name="WWNum4">
      <style:paragraph-properties fo:margin-left="1.27cm" fo:margin-right="0cm" fo:text-indent="-0.635cm" style:auto-text-indent="false"/>
      <style:text-properties fo:font-size="8pt" style:font-size-asian="8pt" style:font-size-complex="8pt"/>
    </style:style>
    <style:style style:name="P25" style:family="paragraph" style:parent-style-name="Standard">
      <style:paragraph-properties fo:margin-left="0cm" fo:margin-right="0cm" fo:line-height="100%" fo:text-indent="0cm" style:auto-text-indent="false" fo:break-before="auto" fo:break-after="auto" fo:padding="0cm" fo:border="none"/>
      <style:text-properties style:font-name="Proxima Nova" fo:font-size="8pt" style:font-name-asian="Proxima Nova1" style:font-size-asian="8pt" style:font-name-complex="Proxima Nova1" style:font-size-complex="8pt"/>
    </style:style>
    <style:style style:name="P26" style:family="paragraph" style:parent-style-name="Standard" style:list-style-name="WWNum3">
      <style:paragraph-properties fo:margin-left="1.27cm" fo:margin-right="0cm" fo:text-indent="-0.635cm" style:auto-text-indent="false"/>
      <style:text-properties fo:font-size="8pt" style:font-size-asian="8pt" style:font-size-complex="8pt"/>
    </style:style>
    <style:style style:name="P27" style:family="paragraph" style:parent-style-name="Standard" style:list-style-name="WWNum3">
      <style:paragraph-properties fo:margin-left="1.27cm" fo:margin-right="0cm" fo:text-indent="-0.635cm" style:auto-text-indent="false"/>
      <style:text-properties style:font-name="Proxima Nova" fo:font-size="8pt" style:font-name-asian="Proxima Nova1" style:font-size-asian="8pt" style:font-name-complex="Proxima Nova1" style:font-size-complex="8pt"/>
    </style:style>
    <style:style style:name="P28" style:family="paragraph" style:parent-style-name="Standard">
      <style:paragraph-properties fo:margin-left="0.499cm" fo:margin-right="0cm" fo:line-height="115%" fo:text-indent="0cm" style:auto-text-indent="false" fo:break-before="auto" fo:break-after="auto" fo:padding="0cm" fo:border="none"/>
      <style:text-properties style:font-name="Proxima Nova" fo:font-size="8pt" style:font-name-asian="Proxima Nova1" style:font-size-asian="8pt" style:font-name-complex="Proxima Nova1" style:font-size-complex="8pt"/>
    </style:style>
    <style:style style:name="P29" style:family="paragraph" style:parent-style-name="Heading_20_1">
      <style:text-properties fo:font-size="9pt" style:font-size-asian="9pt" style:font-size-complex="9pt"/>
    </style:style>
    <style:style style:name="P30" style:family="paragraph" style:parent-style-name="Heading_20_2" style:list-style-name="WWNum6" style:master-page-name="">
      <loext:graphic-properties draw:fill="none"/>
      <style:paragraph-properties fo:margin-left="0cm" fo:margin-right="0cm" fo:line-height="150%" fo:text-align="start" style:justify-single-word="false" fo:keep-together="always" fo:orphans="2" fo:widows="2" fo:text-indent="-0.6cm" style:auto-text-indent="false" style:page-number="auto" fo:break-before="auto" fo:break-after="auto" fo:background-color="transparent" fo:keep-with-next="always" style:writing-mode="lr-tb"/>
      <style:text-properties fo:font-size="8pt" style:font-size-asian="8pt" style:font-size-complex="8pt"/>
    </style:style>
    <style:style style:name="P31" style:family="paragraph" style:parent-style-name="Heading_20_1">
      <style:paragraph-properties fo:line-height="150%" fo:break-before="auto" fo:break-after="auto"/>
      <style:text-properties fo:font-size="9pt" style:font-size-asian="9pt" style:font-size-complex="9pt"/>
    </style:style>
    <style:style style:name="P32" style:family="paragraph" style:parent-style-name="Heading_20_2">
      <style:paragraph-properties fo:line-height="115%" fo:break-before="auto" fo:break-after="auto"/>
      <style:text-properties fo:font-size="8pt" style:font-size-asian="8pt" style:font-size-complex="8pt"/>
    </style:style>
    <style:style style:name="P33" style:family="paragraph" style:parent-style-name="Standard">
      <style:paragraph-properties fo:break-before="auto" fo:break-after="auto"/>
    </style:style>
    <style:style style:name="T1" style:family="text">
      <style:text-properties fo:font-family="'Proxima Nova'" fo:font-style="italic" style:font-style-asian="italic" style:font-style-complex="italic"/>
    </style:style>
    <style:style style:name="T2" style:family="text">
      <style:text-properties fo:color="#666666" loext:opacity="100%" style:font-name="Proxima Nova" fo:font-size="10pt" style:font-name-asian="Proxima Nova1" style:font-size-asian="10pt" style:font-name-complex="Proxima Nova1" style:font-size-complex="10pt"/>
    </style:style>
    <style:style style:name="T3" style:family="text">
      <style:text-properties style:font-name="Proxima Nova" fo:font-weight="bold" style:font-name-asian="Proxima Nova1" style:font-weight-asian="bold" style:font-name-complex="Proxima Nova1" style:font-weight-complex="bold"/>
    </style:style>
    <style:style style:name="T4" style:family="text">
      <style:text-properties style:font-name="Proxima Nova" style:font-name-asian="Proxima Nova1" style:font-name-complex="Proxima Nova1"/>
    </style:style>
    <style:style style:name="T5" style:family="text">
      <style:text-properties style:font-name="Proxima Nova" fo:font-size="8pt" fo:font-weight="bold" officeooo:rsid="000824a9" style:font-name-asian="Proxima Nova1" style:font-size-asian="8pt" style:font-weight-asian="bold" style:font-name-complex="Proxima Nova1" style:font-size-complex="8pt" style:font-weight-complex="bold"/>
    </style:style>
    <style:style style:name="T6" style:family="text">
      <style:text-properties style:font-name="Proxima Nova" fo:font-size="8pt" fo:font-weight="bold" style:font-name-asian="Proxima Nova1" style:font-size-asian="8pt" style:font-weight-asian="bold" style:font-name-complex="Proxima Nova1" style:font-size-complex="8pt" style:font-weight-complex="bold"/>
    </style:style>
    <style:style style:name="T7" style:family="text">
      <style:text-properties style:font-name="Proxima Nova" fo:font-size="8pt" style:font-name-asian="Proxima Nova1" style:font-size-asian="8pt" style:font-name-complex="Proxima Nova1" style:font-size-complex="8pt"/>
    </style:style>
    <style:style style:name="T8" style:family="text">
      <style:text-properties fo:font-family="'Proxima Nova'" fo:font-size="8pt" style:font-size-asian="8pt" style:font-size-complex="8pt"/>
    </style:style>
    <style:style style:name="T9" style:family="text">
      <style:text-properties style:font-name="Proxima Nova" officeooo:rsid="000a0569" style:font-name-asian="Proxima Nova1" style:font-name-complex="Proxima Nova1"/>
    </style:style>
    <style:style style:name="T10" style:family="text">
      <style:text-properties officeooo:rsid="0009f8a7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officeooo:rsid="0006482d"/>
    </style:style>
    <style:style style:name="T13" style:family="text">
      <style:text-properties fo:font-weight="bold" officeooo:rsid="0006482d" style:font-weight-asian="bold" style:font-weight-complex="bold"/>
    </style:style>
    <style:style style:name="T14" style:family="text">
      <style:text-properties fo:font-weight="bold" officeooo:rsid="000a0569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0a0569" style:font-weight-asian="normal" style:font-weight-complex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074b69" style:font-weight-asian="bold" style:font-weight-complex="bold"/>
    </style:style>
    <style:style style:name="T19" style:family="text">
      <style:text-properties officeooo:rsid="000a0569"/>
    </style:style>
    <style:style style:name="T20" style:family="text">
      <style:text-properties officeooo:rsid="00074b69"/>
    </style:style>
    <style:style style:name="T21" style:family="text">
      <style:text-properties style:font-name="Proxima Nova" officeooo:rsid="00074b69" style:font-name-asian="Proxima Nova1" style:font-name-complex="Proxima Nova1"/>
    </style:style>
    <style:style style:name="T22" style:family="text">
      <style:text-properties style:font-name="Proxima Nova" fo:font-weight="bold" officeooo:rsid="00074b69" style:font-name-asian="Proxima Nova1" style:font-weight-asian="bold" style:font-name-complex="Proxima Nova1" style:font-weight-complex="bold"/>
    </style:style>
    <style:style style:name="T23" style:family="text">
      <style:text-properties fo:font-style="italic" fo:font-weight="normal" officeooo:rsid="000a0569" style:font-style-asian="italic" style:font-weight-asian="normal" style:font-style-complex="italic" style:font-weight-complex="normal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color="#000000" loext:opacity="100%" fo:font-family="'Proxima Nova'" fo:font-weight="normal" style:font-name-asian="Arial1" style:font-weight-asian="normal" style:font-name-complex="Arial1" style:font-weight-complex="normal"/>
    </style:style>
    <style:style style:name="T26" style:family="text">
      <style:text-properties fo:color="#000000" loext:opacity="100%" fo:font-family="'Proxima Nova'" fo:font-weight="normal" officeooo:rsid="000a0569" style:font-name-asian="Arial1" style:font-weight-asian="normal" style:font-name-complex="Arial1" style:font-weight-complex="normal"/>
    </style:style>
    <style:style style:name="T27" style:family="text">
      <style:text-properties fo:color="#000000" loext:opacity="100%" fo:font-family="'Proxima Nova'" fo:font-weight="normal" officeooo:rsid="00074b69" style:font-name-asian="Arial1" style:font-weight-asian="normal" style:font-name-complex="Arial1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1dmzj1gmrvlj"/>Arthur Grévin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text:bookmark text:name="_plhbiii4v6x1"/>Ingénieur Logiciel</text:p>
            <text:p text:style-name="P3"><text:span text:style-name="T1">Ingénieur Logiciel Senior avec </text:span><text:span text:style-name="Strong_20_Emphasis"><text:span text:style-name="T1">6+ ans d’expérience</text:span></text:span><text:span text:style-name="T1"> dans le développement de plateformes Big Data et de logiciels data, notamment dans les secteurs de l’aéronautique et des startups internationales. Spécialisé en </text:span><text:span text:style-name="Strong_20_Emphasis"><text:span text:style-name="T1">Scala, Python et JVM</text:span></text:span><text:span text:style-name="T1">, avec une forte expertise en </text:span><text:span text:style-name="Strong_20_Emphasis"><text:span text:style-name="T1">scalabilité, performance, streaming et observabilité</text:span></text:span><text:span text:style-name="T1">. Habitué au travail en autonomie et à la collaboration avec des équipes internationales.</text:span></text:p>
          </table:table-cell>
          <table:table-cell table:style-name="Table1.B1" office:value-type="string">
            <text:p text:style-name="P4">Toulouse, France</text:p>
            <text:p text:style-name="P5"><text:span text:style-name="T2">arthur.grevin</text:span><text:a xlink:type="simple" xlink:href="mailto:adam@gmail.com" text:style-name="ListLabel_20_55" text:visited-style-name="ListLabel_20_55"><text:span text:style-name="T2">@gmail.com<text:line-break/></text:span></text:a><text:span text:style-name="T2">06 11 95 60 24</text:span></text:p>
          </table:table-cell>
        </table:table-row>
        <table:table-row table:style-name="Table1.2">
          <table:table-cell table:style-name="Table1.A1" office:value-type="string">
            <text:p text:style-name="P2"><text:bookmark text:name="_plhbiii4v6x11"/></text:p>
          </table:table-cell>
          <table:table-cell table:style-name="Table1.B1" office:value-type="string">
            <text:p text:style-name="P6"/>
          </table:table-cell>
        </table:table-row>
      </table:table>
      <text:p text:style-name="P7"><text:bookmark text:name="_myykiug5b84q"/>COMPÉTENCES</text:p>
      <text:list text:style-name="WWNum2">
        <text:list-item>
          <text:p text:style-name="P8"><text:span text:style-name="T3">Langages :</text:span><text:span text:style-name="T4"> Scala, Python, Java, SQL</text:span></text:p>
        </text:list-item>
        <text:list-item>
          <text:p text:style-name="P9"><text:span text:style-name="T5">Data</text:span><text:span text:style-name="T6"> :</text:span><text:span text:style-name="T7"> </text:span><text:span text:style-name="T8">Spark, Akka, Hadoop, Streaming, Pipelines de données, </text:span><text:span text:style-name="T8">Cassandra, PostgreSQL, Oracle, SQL Server</text:span></text:p>
        </text:list-item>
        <text:list-item>
          <text:p text:style-name="P8"><text:span text:style-name="T3">Environnement :</text:span><text:span text:style-name="T4"> JVM, Linux, Git, Jira, TeamCity, Ansible</text:span></text:p>
        </text:list-item>
        <text:list-item>
          <text:p text:style-name="P8"><text:span text:style-name="T3">Observabilité / support :</text:span><text:span text:style-name="T4"> Grafana, Gr</text:span><text:span text:style-name="T9">a</text:span><text:span text:style-name="T4">ylog, logs, monitoring</text:span></text:p>
        </text:list-item>
        <text:list-item>
          <text:p text:style-name="P8"><text:span text:style-name="T3">Méthodologie </text:span><text:span text:style-name="T4">: TDD, Agile</text:span></text:p>
        </text:list-item>
        <text:list-item>
          <text:p text:style-name="P10"><text:span text:style-name="T3">Langues :</text:span><text:span text:style-name="T4"> Anglais professionnel (TOEIC 930, 4 ans de travail avec une équipe internationale)</text:span></text:p>
        </text:list-item>
      </text:list>
      <text:p text:style-name="P11"/>
      <text:p text:style-name="P12"><text:bookmark text:name="_xilq3no4l05s"/>EXPÉRIENCE<text:span text:style-name="T10">S</text:span></text:p>
      <text:p text:style-name="P13"><text:bookmark text:name="_u0a852x5y7sc"/>Ingénieur Logiciel, Le Filament –<text:span text:style-name="T11"> Sept 2025 – Oct 2025 - Toulouse</text:span></text:p>
      <text:list text:style-name="WWNum5">
        <text:list-item>
          <text:p text:style-name="P14">Stage de découverte de l’ERP Odoo</text:p>
        </text:list-item>
        <text:list-item>
          <text:p text:style-name="P14">Développement d’un nouveau module sur <text:span text:style-name="T12">Odoo (</text:span><text:span text:style-name="T13">Python</text:span><text:span text:style-name="T12">, </text:span><text:span text:style-name="T13">Java</text:span><text:span text:style-name="T14">S</text:span><text:span text:style-name="T13">cript</text:span><text:span text:style-name="T12">, </text:span><text:span text:style-name="T13">XML</text:span><text:span text:style-name="T12">)</text:span></text:p>
        </text:list-item>
      </text:list>
      <text:p text:style-name="P15"/>
      <text:p text:style-name="P16"><text:bookmark text:name="_cr2dm7m7ests"/>Ingénieur Logiciel Senior, Maana/Spark Cognition (Freelance) –<text:span text:style-name="T15"> </text:span><text:span text:style-name="T16">Août</text:span><text:span text:style-name="T11"> 2018 – Sept 2022 – </text:span><text:span text:style-name="T15">Seattle/Toulouse</text:span></text:p>
      <text:list text:style-name="WWNum1">
        <text:list-item>
          <text:p text:style-name="P17"><text:span text:style-name="T15">Ajout de nouvelle</text:span><text:span text:style-name="T16">s</text:span><text:span text:style-name="T15"> opérations de </text:span><text:span text:style-name="T16">t</text:span>raitement de données en backend et en frontend <text:span text:style-name="T15">(</text:span>Python<text:span text:style-name="T15">, Javacript, ScalaJS, </text:span>Scala<text:span text:style-name="T15">)</text:span></text:p>
        </text:list-item>
        <text:list-item>
          <text:p text:style-name="P18">Ajout de <text:span text:style-name="T14">c</text:span><text:span text:style-name="T17">onnecteur</text:span><text:span text:style-name="T18">s</text:span><text:span text:style-name="T17"> aux base</text:span><text:span text:style-name="T14">s</text:span><text:span text:style-name="T17"> de données</text:span> (<text:span text:style-name="T17">Oracle</text:span>, <text:span text:style-name="T17">S</text:span><text:span text:style-name="T14">QL </text:span><text:span text:style-name="T17">Server</text:span>, <text:span text:style-name="T19">bases</text:span> SQL, <text:span text:style-name="T17">Scala</text:span>, <text:span text:style-name="T20">P</text:span><text:span text:style-name="T17">ython</text:span>)</text:p>
        </text:list-item>
        <text:list-item>
          <text:p text:style-name="P18">Création et maintien de <text:span text:style-name="T17">script</text:span><text:span text:style-name="T18">s </text:span><text:span text:style-name="T17">de déploiement, backup, restore et montée de version</text:span> (<text:span text:style-name="T17">Ansible</text:span>, <text:span text:style-name="T17">Linux </text:span><text:span text:style-name="T18">bash</text:span>, <text:span text:style-name="T17">Python</text:span>, <text:span text:style-name="T17">Scala</text:span>, <text:span text:style-name="T17">Cassandra/Titan, </text:span><text:span text:style-name="T18">D</text:span><text:span text:style-name="T17">ocker</text:span>)</text:p>
        </text:list-item>
        <text:list-item>
          <text:p text:style-name="P18">Mise en place et création de dashboard<text:span text:style-name="T19">s</text:span> de <text:span text:style-name="T17">reporting</text:span> (<text:span text:style-name="T17">Linux-</text:span><text:span text:style-name="T18">bash</text:span>, <text:span text:style-name="T17">Grafana</text:span>, <text:span text:style-name="T17">Gr</text:span><text:span text:style-name="T14">a</text:span><text:span text:style-name="T17">ylogs</text:span>, <text:span text:style-name="T14">P</text:span><text:span text:style-name="T17">rometheus</text:span>, <text:span text:style-name="T17">docker</text:span>)</text:p>
        </text:list-item>
        <text:list-item>
          <text:p text:style-name="P18">Architecture et dimensionnement pour le déploiement interne du logiciel (<text:span text:style-name="T17">Ansible</text:span>, <text:span text:style-name="T17">Linux</text:span>)</text:p>
        </text:list-item>
        <text:list-item>
          <text:p text:style-name="P18"><text:span text:style-name="T17">Résolution de </text:span><text:span text:style-name="T18">b</text:span><text:span text:style-name="T17">ug</text:span><text:span text:style-name="T18">s</text:span> sur le backend et frontend (<text:span text:style-name="T17">Python</text:span>, <text:span text:style-name="T17">Scala</text:span>, ScalaJS)</text:p>
        </text:list-item>
        <text:list-item>
          <text:p text:style-name="P18"><text:span text:style-name="T17">Résolution de problème</text:span><text:span text:style-name="T14">s</text:span><text:span text:style-name="T17"> de performance et de </text:span><text:span text:style-name="T18">s</text:span><text:span text:style-name="T17">caling</text:span>. mise en place du Streaming backend. (<text:span text:style-name="T17">Scala</text:span>)</text:p>
        </text:list-item>
        <text:list-item>
          <text:p text:style-name="P18">Résolution de problème<text:span text:style-name="T20">s</text:span> d’architecture, lié<text:span text:style-name="T19">s</text:span> à la concurrence entre tâche<text:span text:style-name="T20">s</text:span>, <text:span text:style-name="T20">et au maintien d’un statut « healthy » du logiciel à long terme (Fonctionnement d</text:span><text:span text:style-name="T19">u GC</text:span><text:span text:style-name="T20">, utilisation de la mémoire, JVM, exécution de Jobs, Scala)</text:span></text:p>
        </text:list-item>
        <text:list-item>
          <text:p text:style-name="P19">Création et <text:span text:style-name="T19">maintenance</text:span> de la documentation interne, et pour l’utilisateur final</text:p>
        </text:list-item>
        <text:list-item>
          <text:p text:style-name="P20">Accompagnement de l’utilisateur final, dans son utilisation du logiciel et la création de ses pipelines</text:p>
        </text:list-item>
        <text:list-item>
          <text:p text:style-name="P20">Accompagnement dans l’<text:span text:style-name="T17">expression de ses besoins</text:span> et <text:span text:style-name="T17">rédaction de User Stories</text:span>(<text:span text:style-name="T17">Zendesk</text:span>, <text:span text:style-name="T17">Jira</text:span>)</text:p>
        </text:list-item>
        <text:list-item>
          <text:p text:style-name="P20">Suivi des tâches et des mise à jour (<text:span text:style-name="T17">Jira</text:span>, <text:span text:style-name="T17">Zendesk</text:span>)</text:p>
        </text:list-item>
        <text:list-item>
          <text:p text:style-name="P20">Mise<text:span text:style-name="T19">s</text:span> à jour tous les 2 <text:span text:style-name="T19">à </text:span>3 mois</text:p>
        </text:list-item>
        <text:list-item>
          <text:p text:style-name="P21"><text:span text:style-name="T21">Travail en </text:span><text:span text:style-name="T22">autonomie</text:span><text:span text:style-name="T21"> et collaboration avec des équipes internationales.</text:span></text:p>
        </text:list-item>
      </text:list>
      <text:p text:style-name="P22"/>
      <text:p text:style-name="P23"><text:bookmark text:name="_9uvrvkxvjph5"/>Ingénieur Logiciel, Capgemini/Airbus Aircraft –<text:span text:style-name="T15"> </text:span><text:span text:style-name="T11">Févr 2017 - Jui</text:span><text:span text:style-name="T23">n</text:span><text:span text:style-name="T11"> 2018 - </text:span><text:span text:style-name="T15">Toulouse</text:span></text:p>
      <text:list text:style-name="WWNum4">
        <text:list-item>
          <text:p text:style-name="P24"><text:span text:style-name="T4">Participation à un projet d’innovation visant à la mise en place d’un </text:span><text:span text:style-name="T3">Knowledge Graph d’entreprise</text:span><text:span text:style-name="T4"> pour Airbus</text:span></text:p>
        </text:list-item>
        <text:list-item>
          <text:p text:style-name="P24"><text:span text:style-name="T4">Développement de </text:span><text:span text:style-name="T3">POC (Proof of Concept)</text:span><text:span text:style-name="T4"> pour valider les choix techniques et fonctionnels </text:span><text:span text:style-name="T21">(</text:span><text:span text:style-name="T22">Python, Flask, Angular2, Création de Pipelines de traitement de données</text:span><text:span text:style-name="T21">)</text:span></text:p>
        </text:list-item>
        <text:list-item>
          <text:p text:style-name="P24"><text:span text:style-name="T4">Contribution aux </text:span><text:span text:style-name="T3">spécifications techniques</text:span><text:span text:style-name="T4"> en lien étroit avec les équipes métiers</text:span></text:p>
        </text:list-item>
        <text:list-item>
          <text:p text:style-name="P24"><text:span text:style-name="T4">Support à l’</text:span><text:span text:style-name="T3">intégration et la mise en production</text:span><text:span text:style-name="T4"> de la solution dans l’environnement client </text:span><text:span text:style-name="T21">(</text:span><text:span text:style-name="T22">Linux</text:span><text:span text:style-name="T21">, </text:span><text:span text:style-name="T22">Ansible</text:span><text:span text:style-name="T21">)</text:span></text:p>
        </text:list-item>
      </text:list>
      <text:p text:style-name="P25"/>
      <text:p text:style-name="P23"><text:bookmark text:name="_khmqyffcchdn"/>Ingénieur Logiciel, Capgemini/Airbus Defence and Space –<text:span text:style-name="T15"> </text:span><text:span text:style-name="T11">Sept 2016 - Févr 2017 - </text:span><text:span text:style-name="T15">Toulouse</text:span></text:p>
      <text:list text:style-name="WWNum3">
        <text:list-item>
          <text:p text:style-name="P26"><text:span text:style-name="T4">Participation à un projet innovant de </text:span><text:span text:style-name="T3">plateforme cloud</text:span><text:span text:style-name="T4"> pour l’hébergement et l’exécution d’</text:span><text:span text:style-name="T3">algorithmes de détection d’objets</text:span><text:span text:style-name="T4"> à partir d’images satellites</text:span></text:p>
        </text:list-item>
        <text:list-item>
          <text:p text:style-name="P26"><text:span text:style-name="T4">Mise en place d’un </text:span><text:span text:style-name="T3">environnement de traitement distribué sur Google Cloud Platform (GCP, </text:span><text:span text:style-name="T22">Python, Javascript</text:span><text:span text:style-name="T3">)</text:span></text:p>
        </text:list-item>
        <text:list-item>
          <text:p text:style-name="P27">Développement de modules pour la gestion des traitements et l’intégration des résultats</text:p>
        </text:list-item>
        <text:list-item>
          <text:p text:style-name="P26"><text:span text:style-name="T4">Contribution à la conception d’une </text:span><text:span text:style-name="T3">architecture scalable et automatisée</text:span><text:span text:style-name="T4"> pour le déploiement d’algorithmes</text:span></text:p>
        </text:list-item>
      </text:list>
      <text:p text:style-name="P28"><text:soft-page-break/></text:p>
      <text:p text:style-name="P29"><text:bookmark text:name="_v9wdmr31anpq"/>PROJET PERSONNEL</text:p>
      <text:list text:style-name="WWNum6">
        <text:list-header>
          <text:p text:style-name="P30"><text:bookmark text:name="_ithpswa1un79"/>eltoolz - <text:span text:style-name="T24">Oct/2025- Aujourd’hui </text:span><text:span text:style-name="T25">Outil d’orchestration et d’abstraction pour pipeline</text:span><text:span text:style-name="T26">s</text:span><text:span text:style-name="T25"> Extract and Load </text:span><text:span text:style-name="T27">(Python, Docker)</text:span></text:p>
        </text:list-header>
      </text:list>
      <text:p text:style-name="Standard"/>
      <text:p text:style-name="P31"><text:bookmark text:name="_82yr27r7i7m7"/>DIPLÔMES</text:p>
      <text:p text:style-name="P32"><text:bookmark text:name="_nwreczugcwih"/>2016 Diplôme Ingénieur Informatique et Réseau - Institut National Des Sciences Appliquées Toulouse</text:p>
      <text:p text:style-name="P3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nux Libertine G" svg:font-family="'Linux Libertine G'" style:font-family-generic="system" style:font-pitch="variable">
      <svg:font-face-src>
        <svg:font-face-uri xlink:href="Fonts/Font_Linux_Libertine_G_1.ttf" xlink:type="simple" loext:font-style="normal" loext:font-weight="normal">
          <svg:font-face-format svg:string="truetype"/>
        </svg:font-face-uri>
        <svg:font-face-uri xlink:href="Fonts/Font_Linux_Libertine_G_2.ttf" xlink:type="simple" loext:font-style="normal" loext:font-weight="bold">
          <svg:font-face-format svg:string="truetype"/>
        </svg:font-face-uri>
        <svg:font-face-uri xlink:href="Fonts/Font_Linux_Libertine_G_3.ttf" xlink:type="simple" loext:font-style="italic" loext:font-weight="normal">
          <svg:font-face-format svg:string="truetype"/>
        </svg:font-face-uri>
        <svg:font-face-uri xlink:href="Fonts/Font_Linux_Libertine_G_4.ttf" xlink:type="simple" loext:font-style="italic" loext:font-weight="bold">
          <svg:font-face-format svg:string="truetype"/>
        </svg:font-face-uri>
      </svg:font-face-src>
    </style:font-face>
    <style:font-face style:name="OpenSymbol" svg:font-family="OpenSymbol" style:font-charset="x-symbol">
      <svg:font-face-src>
        <svg:font-face-uri xlink:href="Fonts/Font_OpenSymbol_1.ttf" xlink:type="simple" loext:font-style="normal" loext:font-weight="normal">
          <svg:font-face-format svg:string="truetype"/>
        </svg:font-face-uri>
      </svg:font-face-src>
    </style:font-face>
    <style:font-face style:name="Proxima Nova" svg:font-family="'Proxima Nova'" style:font-family-generic="roman" style:font-pitch="variable"/>
    <style:font-face style:name="Proxima Nova1" svg:font-family="'Proxima Nova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line-height="200%" fo:keep-together="always" fo:break-before="auto" fo:break-after="auto" fo:keep-with-next="always"/>
      <style:text-properties fo:color="#999999" loext:opacity="100%" style:font-name="Proxima Nova" fo:font-family="'Proxima Nova'" style:font-family-generic="roman" style:font-pitch="variable" style:font-name-asian="Proxima Nova1" style:font-family-asian="'Proxima Nova'" style:font-family-generic-asian="system" style:font-pitch-asian="variable" style:font-name-complex="Proxima Nova1" style:font-family-complex="'Proxima Nova'" style:font-family-generic-complex="system" style:font-pitch-complex="variable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left="0.318cm" fo:margin-right="0cm" fo:line-height="150%" fo:keep-together="always" fo:text-indent="0cm" style:auto-text-indent="false" fo:break-before="auto" fo:break-after="auto" fo:keep-with-next="always"/>
      <style:text-properties fo:color="#434343" loext:opacity="100%" style:font-name="Proxima Nova" fo:font-family="'Proxima Nova'" style:font-family-generic="roman" style:font-pitch="variable" fo:font-size="12pt" fo:font-weight="bold" style:font-name-asian="Proxima Nova1" style:font-family-asian="'Proxima Nova'" style:font-family-generic-asian="system" style:font-pitch-asian="variable" style:font-size-asian="12pt" style:font-weight-asian="bold" style:font-name-complex="Proxima Nova1" style:font-family-complex="'Proxima Nova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 style:font-style-complex="italic"/>
    </style:style>
    <style:style style:name="Title" style:family="paragraph" style:parent-style-name="normal" style:next-style-name="Standard" style:default-outline-level="" style:class="chapter">
      <style:paragraph-properties fo:line-height="150%" fo:keep-together="always" fo:break-before="auto" fo:break-after="auto" fo:keep-with-next="always"/>
      <style:text-properties fo:color="#3c78d8" loext:opacity="100%" style:font-name="Proxima Nova" fo:font-family="'Proxima Nova'" style:font-family-generic="roman" style:font-pitch="variable" fo:font-size="18pt" fo:font-weight="bold" style:font-name-asian="Proxima Nova1" style:font-family-asian="'Proxima Nova'" style:font-family-generic-asian="system" style:font-pitch-asian="variable" style:font-size-asian="18pt" style:font-weight-asian="bold" style:font-name-complex="Proxima Nova1" style:font-family-complex="'Proxima Nova'" style:font-family-generic-complex="system" style:font-pitch-complex="variable" style:font-size-complex="18pt" style:font-weight-complex="bold"/>
    </style:style>
    <style:style style:name="Subtitle" style:family="paragraph" style:parent-style-name="normal" style:next-style-name="Standard" style:default-outline-level="" style:class="chapter">
      <style:paragraph-properties fo:line-height="150%" fo:keep-together="always" fo:break-before="auto" fo:break-after="auto" fo:keep-with-next="always"/>
      <style:text-properties fo:color="#434343" loext:opacity="100%" style:font-name="Proxima Nova" fo:font-family="'Proxima Nova'" style:font-family-generic="roman" style:font-pitch="variable" fo:font-size="12pt" fo:font-style="italic" style:font-name-asian="Proxima Nova1" style:font-family-asian="'Proxima Nova'" style:font-family-generic-asian="system" style:font-pitch-asian="variable" style:font-size-asian="12pt" style:font-style-asian="italic" style:font-name-complex="Proxima Nova1" style:font-family-complex="'Proxima Nova'" style:font-family-generic-complex="system" style:font-pitch-complex="variable" style:font-size-complex="12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font-name="Proxima Nova" fo:font-family="'Proxima Nova'" style:font-family-generic="roman" style:font-pitch="variable" fo:font-size="10pt" style:text-underline-style="none"/>
    </style:style>
    <style:style style:name="ListLabel_20_2" style:display-name="ListLabel 2" style:family="text">
      <style:text-properties style:font-name="Proxima Nova" fo:font-family="'Proxima Nova'" style:font-family-generic="roman" style:font-pitch="variable" fo:font-size="10pt" style:text-underline-style="none" fo:font-weight="bold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Proxima Nova" fo:font-family="'Proxima Nova'" style:font-family-generic="roman" style:font-pitch="variable"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Proxima Nova" fo:font-family="'Proxima Nova'" style:font-family-generic="roman" style:font-pitch="variable"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Proxima Nova" fo:font-family="'Proxima Nova'" style:font-family-generic="roman" style:font-pitch="variable" fo:font-size="10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Proxima Nova" fo:font-family="'Proxima Nova'" style:font-family-generic="roman" style:font-pitch="variable" fo:font-size="10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color="#666666" loext:opacity="100%" style:font-name="Proxima Nova" fo:font-family="'Proxima Nova'" style:font-family-generic="roman" style:font-pitch="variable" style:font-name-asian="Proxima Nova1" style:font-family-asian="'Proxima Nova'" style:font-family-generic-asian="system" style:font-pitch-asian="variable" style:font-name-complex="Proxima Nova1" style:font-family-complex="'Proxima Nova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break-before="auto" fo:break-after="auto" fo:padding="0cm" fo:border="none"/>
    </style:style>
    <style:style style:name="MP2" style:family="paragraph" style:parent-style-name="Standard">
      <style:paragraph-properties fo:break-before="auto" fo:break-after="auto"/>
    </style:style>
    <style:page-layout style:name="Mpm1">
      <style:page-layout-properties fo:page-width="21.59cm" fo:page-height="27.94cm" style:num-format="1" style:print-orientation="portrait" fo:margin-top="0cm" fo:margin-bottom="0.684cm" fo:margin-left="2.011cm" fo:margin-right="1.588cm" style:writing-mode="lr-tb" style:layout-grid-color="#c0c0c0" style:layout-grid-lines="2625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898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  <style:master-page style:name="First_20_Page" style:display-name="First Page" style:page-layout-name="Mpm2" draw:style-name="Mdp1" style:next-style-name="Standard">
      <style:header>
        <text:p text:style-name="MP2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3.2$Linux_X86_64 LibreOffice_project/8ca8d55c161d602844f5428fa4b58097424e324e</meta:generator>
    <dc:date>2025-12-14T18:25:05.577514201</dc:date>
    <meta:editing-duration>P10DT20H56M36S</meta:editing-duration>
    <meta:editing-cycles>5</meta:editing-cycles>
    <meta:document-statistic meta:table-count="1" meta:image-count="0" meta:object-count="0" meta:page-count="2" meta:paragraph-count="45" meta:word-count="577" meta:character-count="3863" meta:non-whitespace-character-count="3355"/>
  </office:meta>
</office:document-meta>
</file>